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5cm" style:rel-column-width="10868*"/>
    </style:style>
    <style:style style:name="Table1.B" style:family="table-column">
      <style:table-column-properties style:column-width="15.85cm" style:rel-column-width="5466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771cm" draw:z-index="0"><draw:image xlink:href="../../odt/images/3016.png" xlink:type="simple" xlink:show="embed" xlink:actuate="onLoad"/></draw:frame></text:p>
          </table:table-cell>
          <table:table-cell table:style-name="Table1.B1" office:value-type="string">
            <text:h text:style-name="P4" text:outline-level="1">Блок записи свойств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2">C</text:span><text:span text:style-name="T3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1cm" svg:height="1.06cm" draw:z-index="1"><draw:image xlink:href="../../odt/images/3016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озволяет задать свойство другого блока (точнее, значение свойства другого блока) из заданного источника. Для этого надо вставить данный блок в другой (разместить на другом блоке) и указать в нём имя присваиваемого свойства блока.</text:p>
            <text:p text:style-name="P5"><text:span text:style-name="T4">Свойства</text:span>:</text:p>
            <text:list xml:id="list5372808827731449479" text:style-name="L1">
              <text:list-item>
                <text:p text:style-name="P6">Имя свойства – имя свойства блока, в который вставлен данный блок, значение которого должно быть присвоено из источни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лок записи свойств</dc:title>
    <dc:date>2014-12-01T18:39:14.59</dc:date>
    <meta:generator>OpenOffice/4.1.1$Win32 OpenOffice.org_project/411m6$Build-9775</meta:generator>
    <meta:editing-duration>PT2H6M19S</meta:editing-duration>
    <meta:editing-cycles>82</meta:editing-cycles>
    <meta:document-statistic meta:table-count="1" meta:image-count="2" meta:object-count="0" meta:page-count="1" meta:paragraph-count="9" meta:word-count="66" meta:character-count="424"/>
  </office:meta>
</office:document-meta>
</file>